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KeinLeerraum" style:family="paragraph">
      <style:text-properties fo:font-size="12pt" style:font-size-asian="12pt" style:font-size-complex="12pt"/>
    </style:style>
    <style:style style:name="P3" style:parent-style-name="KeinLeerraum" style:family="paragraph">
      <style:text-properties fo:font-size="12pt" style:font-size-asian="12pt" style:font-size-complex="12pt"/>
    </style:style>
    <style:style style:name="P4" style:parent-style-name="KeinLeerraum" style:family="paragraph">
      <style:text-properties fo:font-size="12pt" style:font-size-asian="12pt" style:font-size-complex="12pt"/>
    </style:style>
    <style:style style:name="P5" style:parent-style-name="KeinLeerraum" style:family="paragraph">
      <style:text-properties fo:font-size="12pt" style:font-size-asian="12pt" style:font-size-complex="12pt"/>
    </style:style>
    <style:style style:name="P6" style:parent-style-name="KeinLeerraum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Funktionsbeschreibung LTC6993</text:p>
      <text:p text:style-name="P2">Das IC „LTC6993“ ist eine Monostabile Kippstufe mit einer einstellbaren Pulsweite von 1us – 33,6s. Dabei wird bei<text:s/>einem Impuls an dem<text:s/>Trigger-Eingang<text:s/>der Ausgang<text:s/>für eine einstellbare Zeit gespeichert bevor der Ausgang wieder in den stabilen Zustand zurück kippt. Über die<text:s/>Außenbeschaltung der Pin’s „DIV“ und „SET“ kann die Pulsweite (Kipp-Zeit) konfiguriert werden.<text:s/>Der Pin „DIV“ ist dabei intern mit einem 4 Bit A/D-Wandler beschalten. Dieser führt drei seiner Datenleitungen einem Taktteiler zu. Dieser Taktteiler ist dadurch zwischen 1 und 2 097 152 einstellbar. Die vierte Datenleitung (MSB) übergibt ihren Zustand dem Block „Output Polarity“. Dieser bestimmt den<text:s/>stabilen Ausgangspegel des Monoflops.<text:s/>Ein Widerstand zwischen GND und dem Pin „SET“ ist dabei für die Oszillator-Frequenz zuständig. Die Spannung zwischen „SET“ und GND wird dabei konstant auf 1V gehalten, was einen konstanten Stromfluss hervorruft.<text:s/>Die dabei möglichen Widerstandswerte liegen zwischen 50k und 800k (1,25uA-20uA), was einem Frequenzbereich von 1Mhz<text:s/>bis<text:s/>62,5kHz<text:s/>entspricht.<text:s/>Die durch den Taktteiler<text:s/>geteilte Oszillatorfrequenz, setzt dabei ein RS-FlipFlop periodisch zurück. Ein Impuls am Trigger-Eingang setzt das FlipFlop, so dass es erst nach einer bestimmten Kipp-Zeit zurückgesetzt werden kann. Der FlipFlop-Ausgang ist dabei über den „Output Polarity“ Block mit dem Ausgang des IC‘s verbunden.</text:p>
      <text:p text:style-name="P3"/>
      <text:p text:style-name="P4"/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ilian Hoffmann</meta:initial-creator>
    <dc:creator>Maximilian Hoffmann</dc:creator>
    <meta:creation-date>2021-04-21T08:17:00Z</meta:creation-date>
    <dc:date>2021-04-21T19:58:00Z</dc:date>
    <meta:print-date>2021-04-21T18:33:00Z</meta:print-date>
    <meta:template xlink:href="Normal.dotm" xlink:type="simple"/>
    <meta:editing-cycles>5</meta:editing-cycles>
    <meta:editing-duration>PT0S</meta:editing-duration>
    <meta:document-statistic meta:page-count="1" meta:paragraph-count="2" meta:word-count="194" meta:character-count="1418" meta:row-count="10" meta:non-whitespace-character-count="1226"/>
  </office:meta>
</office:document-meta>
</file>